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6968" calcext:value-type="float">
            <text:p>96.1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5488" calcext:value-type="float">
            <text:p>95.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568" calcext:value-type="float">
            <text:p>96.3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4-1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2544" calcext:value-type="float">
            <text:p>95.7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192" calcext:value-type="float">
            <text:p>95.2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192" calcext:value-type="float">
            <text:p>95.2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4112" calcext:value-type="float">
            <text:p>95.3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4112" calcext:value-type="float">
            <text:p>95.3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6408" calcext:value-type="float">
            <text:p>95.4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5552" calcext:value-type="float">
            <text:p>95.4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0312" calcext:value-type="float">
            <text:p>95.4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0312" calcext:value-type="float">
            <text:p>95.4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5552" calcext:value-type="float">
            <text:p>95.4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3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1104" calcext:value-type="float">
            <text:p>95.7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092" calcext:value-type="float">
            <text:p>94.9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1776" calcext:value-type="float">
            <text:p>94.9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0944" calcext:value-type="float">
            <text:p>94.4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2-02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20-02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4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2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2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0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10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9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9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8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6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6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5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5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4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2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2-0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2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9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7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6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4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2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5592" calcext:value-type="float">
            <text:p>95.7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4432" calcext:value-type="float">
            <text:p>94.1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604" calcext:value-type="float">
            <text:p>94.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905</text:p>
          </table:table-cell>
          <table:table-cell office:value-type="string" calcext:value-type="string">
            <text:p>Mertz 09 Ranch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5592" calcext:value-type="float">
            <text:p>95.7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62" meta:object-count="0"/>
    <meta:user-defined meta:name="AppVersion">3.0</meta:user-defined>
  </office:meta>
</office:document-meta>
</file>